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f473" officeooo:paragraph-rsid="0017f473"/>
    </style:style>
    <style:style style:name="P2" style:family="paragraph" style:parent-style-name="Standard">
      <style:paragraph-properties fo:text-align="end" style:justify-single-word="false"/>
      <style:text-properties officeooo:rsid="0017f473" officeooo:paragraph-rsid="0017f473"/>
    </style:style>
    <style:style style:name="P3" style:family="paragraph" style:parent-style-name="Standard">
      <style:paragraph-properties fo:text-align="start" style:justify-single-word="false"/>
      <style:text-properties officeooo:rsid="0017f473" officeooo:paragraph-rsid="0017f473"/>
    </style:style>
    <style:style style:name="P4" style:family="paragraph" style:parent-style-name="Standard">
      <style:paragraph-properties fo:text-align="start" style:justify-single-word="false"/>
      <style:text-properties officeooo:rsid="0018a212" officeooo:paragraph-rsid="0018a212"/>
    </style:style>
    <style:style style:name="P5" style:family="paragraph" style:parent-style-name="Standard">
      <style:paragraph-properties fo:text-align="start" style:justify-single-word="false"/>
      <style:text-properties officeooo:rsid="0018f92b" officeooo:paragraph-rsid="0018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tab/><text:tab/><text:tab/><text:tab/><text:tab/><text:tab/><text:tab/>Jonathon Delemos </text:p>
      <text:p text:style-name="P1"/>
      <text:p text:style-name="P1"/>
      <text:p text:style-name="P1">Tutoring Week 2 Notes </text:p>
      <text:p text:style-name="P3"/>
      <text:p text:style-name="P4">How to fill out the survey:</text:p>
      <text:p text:style-name="P4">Introduce yourself, ask them if they filled out the demographics and the survey. Check to see if they did the retention tracking survey. </text:p>
      <text:p text:style-name="P5">Ask them what questions they have about the material. </text:p>
      <text:p text:style-name="P5">Clocking in is done in teams!</text:p>
      <text:p text:style-name="P5">When you sign in, looks for the teams options!</text:p>
      <text:p text:style-name="P5">Parc fun events, there is a jar where you can make suggestions about which event might happen. There’s pizza in the parc potentially!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3:02:13.897555857</meta:creation-date>
    <dc:date>2024-02-16T13:17:34.896816419</dc:date>
    <meta:editing-duration>PT15M20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" meta:paragraph-count="8" meta:word-count="82" meta:character-count="478" meta:non-whitespace-character-count="387"/>
  </office:meta>
</office:document-meta>
</file>